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16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162cm"/>
      <style:paragraph-properties style:writing-mode="lr-tb"/>
    </style:style>
    <style:style style:name="gr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99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26cm"/>
      <style:paragraph-properties style:writing-mode="lr-tb"/>
    </style:style>
    <style:style style:name="gr8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name="DrawObject1">
          <draw:frame draw:name="Фигура1_3" draw:style-name="gr1" draw:text-style-name="P2" draw:layer="layout" svg:width="5.721cm" svg:height="1.412cm" svg:x="4.25cm" svg:y="9.25cm">
            <draw:text-box>
              <text:p text:style-name="P1"><text:span text:style-name="T1"/></text:p>
              <text:p text:style-name="P1"><text:span text:style-name="T1">Wrapper</text:span></text:p>
            </draw:text-box>
          </draw:frame>
          <draw:frame draw:name="Фигура1_4" draw:style-name="gr1" draw:text-style-name="P2" draw:layer="layout" svg:width="5.721cm" svg:height="1.412cm" svg:x="4.25cm" svg:y="10.662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</draw:g>
        <draw:g draw:name="DrawObject2">
          <draw:frame draw:name="Фигура1_0" draw:style-name="gr1" draw:text-style-name="P2" draw:layer="layout" svg:width="5.721cm" svg:height="1.412cm" svg:x="10.529cm" svg:y="10.677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  <draw:frame draw:name="Фигура1_5" draw:style-name="gr2" draw:text-style-name="P2" draw:layer="layout" svg:width="5.721cm" svg:height="2.412cm" svg:x="10.529cm" svg:y="12.088cm">
            <draw:text-box>
              <text:p text:style-name="P1"><text:span text:style-name="T1"/></text:p>
              <text:p text:style-name="P1"><text:span text:style-name="T1">Vector&lt;IOT_Host&gt;</text:span></text:p>
              <text:p text:style-name="P1"><text:span text:style-name="T1">List&lt;QTcpSocket*&gt;</text:span></text:p>
            </draw:text-box>
          </draw:frame>
        </draw:g>
        <draw:g draw:name="DrawObject2_0">
          <draw:frame draw:name="Фигура1_7" draw:style-name="gr1" draw:text-style-name="P2" draw:layer="layout" svg:width="5.721cm" svg:height="1.412cm" svg:x="16.75cm" svg:y="12.177cm">
            <draw:text-box>
              <text:p text:style-name="P1"><text:span text:style-name="T1"/></text:p>
              <text:p text:style-name="P1"><text:span text:style-name="T1">IOT_Host</text:span></text:p>
            </draw:text-box>
          </draw:frame>
          <draw:frame draw:name="Фигура1_8" draw:style-name="gr1" draw:text-style-name="P2" draw:layer="layout" svg:width="5.721cm" svg:height="1.412cm" svg:x="16.75cm" svg:y="13.588cm">
            <draw:text-box>
              <text:p text:style-name="P1"><text:span text:style-name="T1"/></text:p>
              <text:p text:style-name="P1"><text:span text:style-name="T1">Base_conn_type</text:span></text:p>
            </draw:text-box>
          </draw:frame>
        </draw:g>
        <draw:frame draw:name="Фигура1_2" draw:style-name="gr1" draw:text-style-name="P2" draw:layer="layout" svg:width="5.721cm" svg:height="1.412cm" svg:x="24.529cm" svg:y="13.75cm">
          <draw:text-box>
            <text:p text:style-name="P1"><text:span text:style-name="T1"/></text:p>
            <text:p text:style-name="P1"><text:span text:style-name="T1">Base_conn_type</text:span></text:p>
          </draw:text-box>
        </draw:frame>
        <draw:line draw:style-name="gr3" draw:text-style-name="P3" draw:layer="layout" svg:x1="32cm" svg:y1="13.5cm" svg:x2="30.25cm" svg:y2="14.5cm">
          <text:p/>
        </draw:line>
        <draw:line draw:style-name="gr4" draw:text-style-name="P3" draw:layer="layout" svg:x1="32cm" svg:y1="16.75cm" svg:x2="30.25cm" svg:y2="14.5cm">
          <text:p/>
        </draw:line>
        <draw:line draw:style-name="gr5" draw:text-style-name="P3" draw:layer="layout" svg:x1="10cm" svg:y1="11.25cm" svg:x2="10.5cm" svg:y2="11.25cm">
          <text:p/>
        </draw:line>
        <draw:line draw:style-name="gr5" draw:text-style-name="P3" draw:layer="layout" svg:x1="16.25cm" svg:y1="12.75cm" svg:x2="16.75cm" svg:y2="12.75cm">
          <text:p/>
        </draw:line>
        <draw:line draw:style-name="gr5" draw:text-style-name="P3" draw:layer="layout" svg:x1="22.5cm" svg:y1="14.25cm" svg:x2="24.5cm" svg:y2="14.5cm">
          <text:p/>
        </draw:line>
        <draw:g draw:name="DrawObject2_1">
          <draw:frame draw:name="Фигура1_10" draw:style-name="gr1" draw:text-style-name="P2" draw:layer="layout" svg:width="5.721cm" svg:height="1.412cm" svg:x="32.029cm" svg:y="12.75cm">
            <draw:text-box>
              <text:p text:style-name="P1"><text:span text:style-name="T1"/></text:p>
              <text:p text:style-name="P4"><text:span text:style-name="T1">Ethernet_conn_type</text:span></text:p>
            </draw:text-box>
          </draw:frame>
          <draw:frame draw:name="Фигура1_12" draw:style-name="gr1" draw:text-style-name="P2" draw:layer="layout" svg:width="5.721cm" svg:height="1.412cm" svg:x="32.029cm" svg:y="14.161cm">
            <draw:text-box>
              <text:p text:style-name="P1"><text:span text:style-name="T1"/></text:p>
              <text:p text:style-name="P1"><text:span text:style-name="T1">QTcpSocket</text:span></text:p>
            </draw:text-box>
          </draw:frame>
        </draw:g>
        <draw:g draw:name="DrawObject2_2">
          <draw:frame draw:name="Фигура1_9" draw:style-name="gr1" draw:text-style-name="P2" draw:layer="layout" svg:width="5.721cm" svg:height="1.412cm" svg:x="32cm" svg:y="16cm">
            <draw:text-box>
              <text:p text:style-name="P1"><text:span text:style-name="T1"/></text:p>
              <text:p text:style-name="P4"><text:span text:style-name="T1">COM_conn_type</text:span></text:p>
            </draw:text-box>
          </draw:frame>
          <draw:frame draw:name="Фигура1_13" draw:style-name="gr1" draw:text-style-name="P2" draw:layer="layout" svg:width="5.721cm" svg:height="1.412cm" svg:x="32cm" svg:y="17.411cm">
            <draw:text-box>
              <text:p text:style-name="P1"><text:span text:style-name="T1"/></text:p>
              <text:p text:style-name="P1"><text:span text:style-name="T1">QSerialPort</text:span></text:p>
            </draw:text-box>
          </draw:frame>
        </draw:g>
        <draw:g draw:name="DrawObject2_3">
          <draw:frame draw:name="Фигура1_1" draw:style-name="gr6" draw:text-style-name="P2" draw:layer="layout" svg:width="5.721cm" svg:height="1.242cm" svg:x="24.529cm" svg:y="8.25cm">
            <draw:text-box>
              <text:p text:style-name="P1"><text:span text:style-name="T1"/></text:p>
              <text:p text:style-name="P1"><text:span text:style-name="T1">Base_Host</text:span></text:p>
            </draw:text-box>
          </draw:frame>
          <draw:frame draw:name="Фигура1_11" draw:style-name="gr7" draw:text-style-name="P2" draw:layer="layout" svg:width="5.721cm" svg:height="1.673cm" svg:x="24.529cm" svg:y="9.49cm">
            <draw:text-box>
              <text:p text:style-name="P1"><text:span text:style-name="T1"/></text:p>
              <text:p text:style-name="P1"><text:span text:style-name="T1">Read_Channel</text:span></text:p>
              <text:p text:style-name="P1"><text:span text:style-name="T1">Write_Channel</text:span></text:p>
            </draw:text-box>
          </draw:frame>
        </draw:g>
        <draw:frame draw:name="Фигура1_6" draw:style-name="gr1" draw:text-style-name="P2" draw:layer="layout" svg:width="5.721cm" svg:height="1.412cm" svg:x="31.529cm" svg:y="9.588cm">
          <draw:text-box>
            <text:p text:style-name="P1"><text:span text:style-name="T1"/></text:p>
            <text:p text:style-name="P1"><text:span text:style-name="T1">Channel</text:span></text:p>
          </draw:text-box>
        </draw:frame>
        <draw:line draw:style-name="gr8" draw:text-style-name="P3" draw:layer="layout" svg:x1="22.5cm" svg:y1="12.75cm" svg:x2="24.5cm" svg:y2="8.75cm">
          <text:p/>
        </draw:line>
        <draw:line draw:style-name="gr9" draw:text-style-name="P3" draw:layer="layout" svg:x1="30.25cm" svg:y1="10cm" svg:x2="31.5cm" svg:y2="10cm">
          <text:p/>
        </draw:line>
        <draw:line draw:style-name="gr10" draw:text-style-name="P3" draw:layer="layout" svg:x1="30.25cm" svg:y1="10.5cm" svg:x2="31.5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4T10:48:39.401799332</meta:creation-date>
    <dc:date>2021-10-14T11:07:28.049128756</dc:date>
    <meta:editing-duration>PT15M19S</meta:editing-duration>
    <meta:editing-cycles>11</meta:editing-cycles>
    <meta:generator>LibreOffice/7.1.6.2.0$Linux_X86_64 LibreOffice_project/10$Build-2</meta:generator>
    <meta:document-statistic meta:object-count="28"/>
  </office:meta>
</office:document-meta>
</file>